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4pt" style:font-size-asian="24pt" style:font-size-complex="24pt"/>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style:font-size-asian="32pt" style:font-size-complex="32pt"/>
    </style:style>
    <style:style style:name="T4" style:family="text">
      <style:text-properties style:font-name="Segoe UI Semibold" fo:font-size="32pt" style:font-size-asian="32pt" style:font-size-complex="32pt"/>
    </style:style>
    <style:style style:name="T5" style:family="text">
      <style:text-properties style:font-name="Segoe UI Semibold"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Old Testament Reading</text:span></text:p>
            <text:p text:style-name="P1"><text:span text:style-name="T2">Malachi 4: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 text:style-name="P4"><text:span text:style-name="T3">1</text:span><text:span text:style-name="T4"> “For behold, the day is coming, burning like an oven, when all the arrogant and all evildoers will be stubble. The day that is coming shall set them ablaze, says the LORD of hosts, so that it will leave them neither root nor branch.</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6.263cm" svg:x="1.524cm" svg:y="0.762cm">
          <draw:text-box>
            <text:p text:style-name="P4"><text:span text:style-name="T3">2</text:span><text:span text:style-name="T4">But for you who fear my name, the sun of righteousness shall rise with healing in its wings. You shall go out leaping like calves from the stall.</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892cm" svg:height="4.76cm" svg:x="1.524cm" svg:y="0.762cm">
          <draw:text-box>
            <text:p text:style-name="P4"><text:span text:style-name="T3">3</text:span><text:span text:style-name="T4">And you shall tread down the wicked, for they will be ashes under the soles of your feet, on the day when I act, says the LORD of host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5" draw:layer="layout" svg:width="24.892cm" svg:height="9.269cm" svg:x="1.524cm" svg:y="0.762cm">
          <draw:text-box>
            <text:p text:style-name="P4"><text:span text:style-name="T3">4</text:span><text:span text:style-name="T4">“Remember the law of my servant Moses, the statutes and just decrees that I commanded him at Horeb for all Israel.</text:span></text:p>
            <text:p><text:span text:style-name="T3">5</text:span><text:span text:style-name="T4">“Behold, I will send you Elijah the prophet before the great and awesome day of the LORD comes.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7" draw:layer="layout" svg:width="24.892cm" svg:height="6.263cm" svg:x="1.524cm" svg:y="0.762cm">
          <draw:text-box>
            <text:p text:style-name="P4"><text:span text:style-name="T3">6</text:span><text:span text:style-name="T4">And he will turn the hearts of fathers to their children and the hearts of children to their fathers, lest I come and strike the land with a decree of utter destructio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1T10:53:09.106000000</meta:creation-date>
    <dc:date>2016-11-11T21:04:13.351000000</dc:date>
    <meta:editing-duration>PT11M3S</meta:editing-duration>
    <meta:editing-cycles>5</meta:editing-cycles>
    <meta:generator>LibreOffice/5.2.3.3$Windows_X86_64 LibreOffice_project/d54a8868f08a7b39642414cf2c8ef2f228f780cf</meta:generator>
    <meta:document-statistic meta:object-count="39"/>
  </office:meta>
</office:document-meta>
</file>